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ad94c" officeooo:paragraph-rsid="001ad94c"/>
    </style:style>
    <style:style style:name="P2" style:family="paragraph" style:parent-style-name="Standard">
      <style:text-properties officeooo:rsid="001bb18f" officeooo:paragraph-rsid="001bb18f"/>
    </style:style>
    <style:style style:name="P3" style:family="paragraph" style:parent-style-name="Standard">
      <style:text-properties officeooo:rsid="001d18ce" officeooo:paragraph-rsid="001d18ce"/>
    </style:style>
    <style:style style:name="P4" style:family="paragraph" style:parent-style-name="Standard">
      <style:text-properties style:font-name="Lucida Console" fo:font-size="10pt" officeooo:rsid="001d18ce" officeooo:paragraph-rsid="001d18ce" style:font-size-asian="10pt" style:font-size-complex="10pt"/>
    </style:style>
    <style:style style:name="P5" style:family="paragraph" style:parent-style-name="Standard">
      <style:text-properties style:font-name="Lucida Console" fo:font-size="10pt" officeooo:rsid="001bb18f" officeooo:paragraph-rsid="001bb18f" style:font-size-asian="10pt" style:font-size-complex="10pt"/>
    </style:style>
    <style:style style:name="P6" style:family="paragraph" style:parent-style-name="Standard">
      <style:text-properties style:font-name="Lucida Console" fo:font-size="10pt" officeooo:rsid="001ad94c" officeooo:paragraph-rsid="001ad94c" style:font-size-asian="10pt" style:font-size-complex="10pt"/>
    </style:style>
    <style:style style:name="P7" style:family="paragraph" style:parent-style-name="Standard">
      <style:paragraph-properties fo:break-before="page"/>
      <style:text-properties fo:font-weight="bold" officeooo:rsid="001ad94c" officeooo:paragraph-rsid="001ad94c" style:font-weight-asian="bold" style:font-weight-complex="bold"/>
    </style:style>
    <style:style style:name="P8" style:family="paragraph" style:parent-style-name="Standard">
      <style:paragraph-properties fo:break-before="page"/>
      <style:text-properties fo:font-weight="bold" officeooo:rsid="001bb18f" officeooo:paragraph-rsid="001bb18f" style:font-weight-asian="bold" style:font-weight-complex="bold"/>
    </style:style>
    <style:style style:name="P9" style:family="paragraph" style:parent-style-name="Standard" style:master-page-name="">
      <loext:graphic-properties draw:fill="none"/>
      <style:paragraph-properties fo:margin-left="0in" fo:margin-right="0in" fo:text-indent="0.0598in" style:auto-text-indent="false" style:page-number="auto" fo:background-color="transparent"/>
      <style:text-properties officeooo:rsid="001d18ce" officeooo:paragraph-rsid="001d18ce"/>
    </style:style>
    <style:style style:name="P10" style:family="paragraph" style:parent-style-name="Standard">
      <loext:graphic-properties draw:fill="none"/>
      <style:paragraph-properties fo:margin-left="0in" fo:margin-right="0in" fo:text-indent="0in" style:auto-text-indent="false" fo:background-color="transparent"/>
      <style:text-properties officeooo:rsid="001d18ce" officeooo:paragraph-rsid="001d18ce"/>
    </style:style>
    <style:style style:name="P11" style:family="paragraph" style:parent-style-name="Standard">
      <loext:graphic-properties draw:fill="none"/>
      <style:paragraph-properties fo:margin-left="0in" fo:margin-right="0in" fo:text-indent="0in" style:auto-text-indent="false" fo:background-color="transparent"/>
      <style:text-properties officeooo:rsid="001d9436" officeooo:paragraph-rsid="001d9436"/>
    </style:style>
    <style:style style:name="P12" style:family="paragraph" style:parent-style-name="Standard">
      <loext:graphic-properties draw:fill="none"/>
      <style:paragraph-properties fo:margin-left="0in" fo:margin-right="0in" fo:text-indent="0in" style:auto-text-indent="false" fo:background-color="transparent"/>
      <style:text-properties fo:font-weight="bold" officeooo:rsid="001d9436" officeooo:paragraph-rsid="001d9436" style:font-weight-asian="bold" style:font-weight-complex="bold"/>
    </style:style>
    <style:style style:name="P13" style:family="paragraph" style:parent-style-name="Standard">
      <loext:graphic-properties draw:fill="none"/>
      <style:paragraph-properties fo:margin-left="0in" fo:margin-right="0in" fo:text-indent="0in" style:auto-text-indent="false" fo:background-color="transparent"/>
      <style:text-properties fo:font-weight="bold" officeooo:rsid="001f3a39" officeooo:paragraph-rsid="001f3a39" style:font-weight-asian="bold" style:font-weight-complex="bold"/>
    </style:style>
    <style:style style:name="P14" style:family="paragraph" style:parent-style-name="Standard">
      <loext:graphic-properties draw:fill="none"/>
      <style:paragraph-properties fo:margin-left="0in" fo:margin-right="0in" fo:text-indent="0in" style:auto-text-indent="false" fo:background-color="transparent"/>
      <style:text-properties style:font-name="Lucida Console" officeooo:rsid="001d9436" officeooo:paragraph-rsid="001d9436"/>
    </style:style>
    <style:style style:name="P15" style:family="paragraph" style:parent-style-name="Standard">
      <loext:graphic-properties draw:fill="none"/>
      <style:paragraph-properties fo:margin-left="0in" fo:margin-right="0in" fo:text-indent="0in" style:auto-text-indent="false" fo:background-color="transparent"/>
      <style:text-properties style:font-name="Lucida Console" fo:font-size="10pt" officeooo:rsid="001f3a39" officeooo:paragraph-rsid="001f3a39" style:font-size-asian="10pt" style:font-size-complex="10pt"/>
    </style:style>
    <style:style style:name="P16" style:family="paragraph" style:parent-style-name="Standard">
      <loext:graphic-properties draw:fill="none"/>
      <style:paragraph-properties fo:margin-left="0in" fo:margin-right="0in" fo:text-indent="0in" style:auto-text-indent="false" fo:background-color="transparent"/>
      <style:text-properties style:font-name="Lucida Console" fo:font-size="10pt" officeooo:rsid="001d9436" officeooo:paragraph-rsid="001d9436" style:font-size-asian="10pt" style:font-size-complex="10pt"/>
    </style:style>
    <style:style style:name="P17" style:family="paragraph" style:parent-style-name="Standard">
      <loext:graphic-properties draw:fill="none"/>
      <style:paragraph-properties fo:margin-left="0in" fo:margin-right="0in" fo:text-indent="0in" style:auto-text-indent="false" fo:background-color="transparent"/>
      <style:text-properties officeooo:rsid="001f3a39" officeooo:paragraph-rsid="001f3a39"/>
    </style:style>
    <style:style style:name="P18" style:family="paragraph" style:parent-style-name="Standard">
      <loext:graphic-properties draw:fill="none"/>
      <style:paragraph-properties fo:margin-left="0in" fo:margin-right="0in" fo:text-indent="0in" style:auto-text-indent="false" fo:break-before="page" fo:background-color="transparent"/>
      <style:text-properties fo:font-weight="bold" officeooo:rsid="001d9436" officeooo:paragraph-rsid="001d9436" style:font-weight-asian="bold" style:font-weight-complex="bold"/>
    </style:style>
    <style:style style:name="P19" style:family="paragraph" style:parent-style-name="Standard" style:master-page-name="">
      <loext:graphic-properties draw:fill="none"/>
      <style:paragraph-properties fo:margin-left="-0.3752in" fo:margin-right="-0.3752in" fo:text-align="center" style:justify-single-word="false" fo:text-indent="0in" style:auto-text-indent="false" style:page-number="auto" fo:background-color="transparent"/>
      <style:text-properties fo:font-size="18pt" fo:font-weight="bold" officeooo:rsid="001ad94c" officeooo:paragraph-rsid="001ad94c" style:font-size-asian="18pt" style:font-weight-asian="bold" style:font-size-complex="18pt" style:font-weight-complex="bold"/>
    </style:style>
    <style:style style:name="T1" style:family="text">
      <style:text-properties officeooo:rsid="001bb18f"/>
    </style:style>
    <style:style style:name="T2" style:family="text">
      <style:text-properties officeooo:rsid="001d18ce"/>
    </style:style>
    <style:style style:name="T3"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Ansible Backup Role</text:p>
      <text:p text:style-name="P1"/>
      <text:p text:style-name="P1">Role Name</text:p>
      <text:p text:style-name="P1">=========</text:p>
      <text:p text:style-name="P1"/>
      <text:p text:style-name="P1">A brief description of the role goes here.</text:p>
      <text:p text:style-name="P1"/>
      <text:p text:style-name="P1">Requirements</text:p>
      <text:p text:style-name="P1">------------</text:p>
      <text:p text:style-name="P1"/>
      <text:p text:style-name="P1">Any pre-requisites that may not be covered by Ansible itself or the role should be mentioned here. For instance, if the role uses the EC2 module, it may be a good idea to mention in this section that the boto package is required.</text:p>
      <text:p text:style-name="P1"/>
      <text:p text:style-name="P1">Role Variables</text:p>
      <text:p text:style-name="P1">--------------</text:p>
      <text:p text:style-name="P1"/>
      <text:p text:style-name="P1">A description of the settable variables for this role should go here, including any variables that are in defaults/main.yml, vars/main.yml, and any variables that can/should be set via parameters to the role. Any variables that are read from other roles and/or the global scope (ie. hostvars, group vars, etc.) should be mentioned here as well.</text:p>
      <text:p text:style-name="P1"/>
      <text:p text:style-name="P1">Dependencies</text:p>
      <text:p text:style-name="P1">------------</text:p>
      <text:p text:style-name="P1"/>
      <text:p text:style-name="P1">A list of other roles hosted on Galaxy should go here, plus any details in regards to parameters that may need to be set for other roles, or variables that are used from other roles.</text:p>
      <text:p text:style-name="P1"/>
      <text:p text:style-name="P1">Example Playbook</text:p>
      <text:p text:style-name="P1">----------------</text:p>
      <text:p text:style-name="P1"/>
      <text:p text:style-name="P1">Including an example of how to use your role (for instance, with variables passed in as parameters) is always nice for users too:</text:p>
      <text:p text:style-name="P1"/>
      <text:p text:style-name="P1"><text:s text:c="4"/>- hosts: servers</text:p>
      <text:p text:style-name="P1"><text:s text:c="6"/>roles:</text:p>
      <text:p text:style-name="P1"><text:s text:c="9"/>- { role: username.rolename, x: 42 }</text:p>
      <text:p text:style-name="P1"/>
      <text:p text:style-name="P1">License</text:p>
      <text:p text:style-name="P1">-------</text:p>
      <text:p text:style-name="P1"/>
      <text:p text:style-name="P1">BSD</text:p>
      <text:p text:style-name="P1"/>
      <text:p text:style-name="P1">Author Information</text:p>
      <text:p text:style-name="P1">------------------</text:p>
      <text:p text:style-name="P1"/>
      <text:p text:style-name="P1">An optional section for the role authors to include contact information, or a website (HTML is not allowed).</text:p>
      <text:p text:style-name="P7">File: meta/main.yml</text:p>
      <text:p text:style-name="P1"/>
      <text:p text:style-name="P1">galaxy_info:</text:p>
      <text:p text:style-name="P1"><text:s text:c="2"/>author: David Rotthoff</text:p>
      <text:p text:style-name="P1"><text:s text:c="2"/>description: Backup selected files or directories to the ansible master</text:p>
      <text:p text:style-name="P1"># <text:s/>company: your company (optional)</text:p>
      <text:p text:style-name="P1"/>
      <text:p text:style-name="P1"><text:s text:c="2"/># If the issue tracker for your role is not on github, uncomment the</text:p>
      <text:p text:style-name="P1"><text:s text:c="2"/># next line and provide a value</text:p>
      <text:p text:style-name="P1"><text:s text:c="2"/># issue_tracker_url: http://example.com/issue/tracker</text:p>
      <text:p text:style-name="P1"/>
      <text:p text:style-name="P1"><text:s text:c="2"/># Some suggested licenses:</text:p>
      <text:p text:style-name="P1"><text:s text:c="2"/># - BSD (default)</text:p>
      <text:p text:style-name="P1"><text:s text:c="2"/># - MIT</text:p>
      <text:p text:style-name="P1"><text:s text:c="2"/># - GPLv2</text:p>
      <text:p text:style-name="P1"><text:s text:c="2"/># - GPLv3</text:p>
      <text:p text:style-name="P1"><text:s text:c="2"/># - Apache</text:p>
      <text:p text:style-name="P1"><text:s text:c="2"/># - CC-BY</text:p>
      <text:p text:style-name="P1"><text:s text:c="2"/>license: license (GPLv2, CC-BY, etc)</text:p>
      <text:p text:style-name="P1"/>
      <text:p text:style-name="P1"><text:s text:c="2"/>min_ansible_version: 2.2</text:p>
      <text:p text:style-name="P1"/>
      <text:p text:style-name="P1"><text:s text:c="2"/># Optionally specify the branch Galaxy will use when accessing the GitHub</text:p>
      <text:p text:style-name="P1"><text:s text:c="2"/># repo for this role. During role install, if no tags are available,</text:p>
      <text:p text:style-name="P1"><text:s text:c="2"/># Galaxy will use this branch. During import Galaxy will access files on</text:p>
      <text:p text:style-name="P1"><text:s text:c="2"/># this branch. If travis integration is cofigured, only notification for this</text:p>
      <text:p text:style-name="P1"><text:s text:c="2"/># branch will be accepted. Otherwise, in all cases, the repo's default branch</text:p>
      <text:p text:style-name="P1"><text:s text:c="2"/># (usually master) will be used.</text:p>
      <text:p text:style-name="P1"><text:s text:c="2"/>#github_branch:</text:p>
      <text:p text:style-name="P1"/>
      <text:p text:style-name="P1"><text:s text:c="2"/>#</text:p>
      <text:p text:style-name="P1"><text:s text:c="2"/># Below are all platforms currently available. Just uncomment</text:p>
      <text:p text:style-name="P1"><text:s text:c="2"/># the ones that apply to your role. If you don't see your</text:p>
      <text:p text:style-name="P1"><text:s text:c="2"/># platform on this list, let us know and we'll get it added!</text:p>
      <text:p text:style-name="P1"><text:s text:c="2"/>#</text:p>
      <text:p text:style-name="P1"><text:s text:c="2"/>platforms:</text:p>
      <text:p text:style-name="P1"><text:s text:c="2"/>#- name: OpenBSD</text:p>
      <text:p text:style-name="P1"><text:s text:c="2"/># <text:s/>versions:</text:p>
      <text:p text:style-name="P1"><text:s text:c="2"/># <text:s/>- all</text:p>
      <text:p text:style-name="P1"><text:s text:c="2"/># <text:s/>- 5.6</text:p>
      <text:p text:style-name="P1"><text:s text:c="2"/># <text:s/>- 5.7</text:p>
      <text:p text:style-name="P1"><text:s text:c="2"/># <text:s/>- 5.8</text:p>
      <text:p text:style-name="P1"><text:s text:c="2"/># <text:s/>- 5.9</text:p>
      <text:p text:style-name="P1"><text:s text:c="2"/># <text:s/>- 6.0</text:p>
      <text:p text:style-name="P1"><text:s text:c="2"/>- name: Fedora</text:p>
      <text:p text:style-name="P1"><text:s text:c="4"/>versions:</text:p>
      <text:p text:style-name="P1"><text:s text:c="4"/>- all</text:p>
      <text:p text:style-name="P1"><text:s text:c="2"/># <text:s/>- 16</text:p>
      <text:p text:style-name="P1"><text:s text:c="2"/># <text:s/>- 17</text:p>
      <text:p text:style-name="P1"><text:soft-page-break/><text:s text:c="2"/># <text:s/>- 18</text:p>
      <text:p text:style-name="P1"><text:s text:c="2"/># <text:s/>- 19</text:p>
      <text:p text:style-name="P1"><text:s text:c="2"/># <text:s/>- 20</text:p>
      <text:p text:style-name="P1"><text:s text:c="2"/># <text:s/>- 21</text:p>
      <text:p text:style-name="P1"><text:s text:c="2"/># <text:s/>- 22</text:p>
      <text:p text:style-name="P1"><text:s text:c="2"/># <text:s/>- 23</text:p>
      <text:p text:style-name="P1"><text:s text:c="2"/># <text:s/>- 24</text:p>
      <text:p text:style-name="P1"><text:s text:c="2"/>#- name: DellOS</text:p>
      <text:p text:style-name="P1"><text:s text:c="2"/># <text:s/>versions:</text:p>
      <text:p text:style-name="P1"><text:s text:c="2"/># <text:s/>- all</text:p>
      <text:p text:style-name="P1"><text:s text:c="2"/># <text:s/>- 10</text:p>
      <text:p text:style-name="P1"><text:s text:c="2"/># <text:s/>- 6</text:p>
      <text:p text:style-name="P1"><text:s text:c="2"/># <text:s/>- 9</text:p>
      <text:p text:style-name="P1"><text:s text:c="2"/>#- name: MacOSX</text:p>
      <text:p text:style-name="P1"><text:s text:c="2"/># <text:s/>versions:</text:p>
      <text:p text:style-name="P1"><text:s text:c="2"/># <text:s/>- all</text:p>
      <text:p text:style-name="P1"><text:s text:c="2"/># <text:s/>- 10.10</text:p>
      <text:p text:style-name="P1"><text:s text:c="2"/># <text:s/>- 10.11</text:p>
      <text:p text:style-name="P1"><text:s text:c="2"/># <text:s/>- 10.12</text:p>
      <text:p text:style-name="P1"><text:s text:c="2"/># <text:s/>- 10.7</text:p>
      <text:p text:style-name="P1"><text:s text:c="2"/># <text:s/>- 10.8</text:p>
      <text:p text:style-name="P1"><text:s text:c="2"/># <text:s/>- 10.9</text:p>
      <text:p text:style-name="P1"><text:s text:c="2"/>#- name: Junos</text:p>
      <text:p text:style-name="P1"><text:s text:c="2"/># <text:s/>versions:</text:p>
      <text:p text:style-name="P1"><text:s text:c="2"/># <text:s/>- all</text:p>
      <text:p text:style-name="P1"><text:s text:c="2"/># <text:s/>- any</text:p>
      <text:p text:style-name="P1"><text:s text:c="2"/>#- name: GenericBSD</text:p>
      <text:p text:style-name="P1"><text:s text:c="2"/># <text:s/>versions:</text:p>
      <text:p text:style-name="P1"><text:s text:c="2"/># <text:s/>- all</text:p>
      <text:p text:style-name="P1"><text:s text:c="2"/># <text:s/>- any</text:p>
      <text:p text:style-name="P1"><text:s text:c="2"/>#- name: Void Linux</text:p>
      <text:p text:style-name="P1"><text:s text:c="2"/># <text:s/>versions:</text:p>
      <text:p text:style-name="P1"><text:s text:c="2"/># <text:s/>- all</text:p>
      <text:p text:style-name="P1"><text:s text:c="2"/># <text:s/>- any</text:p>
      <text:p text:style-name="P1"><text:s text:c="2"/>#- name: GenericLinux</text:p>
      <text:p text:style-name="P1"><text:s text:c="2"/># <text:s/>versions:</text:p>
      <text:p text:style-name="P1"><text:s text:c="2"/># <text:s/>- all</text:p>
      <text:p text:style-name="P1"><text:s text:c="2"/># <text:s/>- any</text:p>
      <text:p text:style-name="P1"><text:s text:c="2"/>#- name: NXOS</text:p>
      <text:p text:style-name="P1"><text:s text:c="2"/># <text:s/>versions:</text:p>
      <text:p text:style-name="P1"><text:s text:c="2"/># <text:s/>- all</text:p>
      <text:p text:style-name="P1"><text:s text:c="2"/># <text:s/>- any</text:p>
      <text:p text:style-name="P1"><text:s text:c="2"/>#- name: IOS</text:p>
      <text:p text:style-name="P1"><text:s text:c="2"/># <text:s/>versions:</text:p>
      <text:p text:style-name="P1"><text:s text:c="2"/># <text:s/>- all</text:p>
      <text:p text:style-name="P1"><text:s text:c="2"/># <text:s/>- any</text:p>
      <text:p text:style-name="P1"><text:s text:c="2"/>#- name: Amazon</text:p>
      <text:p text:style-name="P1"><text:s text:c="2"/># <text:s/>versions:</text:p>
      <text:p text:style-name="P1"><text:s text:c="2"/># <text:s/>- all</text:p>
      <text:p text:style-name="P1"><text:soft-page-break/><text:s text:c="2"/># <text:s/>- 2013.03</text:p>
      <text:p text:style-name="P1"><text:s text:c="2"/># <text:s/>- 2013.09</text:p>
      <text:p text:style-name="P1"><text:s text:c="2"/># <text:s/>- 2016.03</text:p>
      <text:p text:style-name="P1"><text:s text:c="2"/>#- name: ArchLinux</text:p>
      <text:p text:style-name="P1"><text:s text:c="2"/># <text:s/>versions:</text:p>
      <text:p text:style-name="P1"><text:s text:c="2"/># <text:s/>- all</text:p>
      <text:p text:style-name="P1"><text:s text:c="2"/># <text:s/>- any</text:p>
      <text:p text:style-name="P1"><text:s text:c="2"/>#- name: FreeBSD</text:p>
      <text:p text:style-name="P1"><text:s text:c="2"/># <text:s/>versions:</text:p>
      <text:p text:style-name="P1"><text:s text:c="2"/># <text:s/>- all</text:p>
      <text:p text:style-name="P1"><text:s text:c="2"/># <text:s/>- 10.0</text:p>
      <text:p text:style-name="P1"><text:s text:c="2"/># <text:s/>- 10.1</text:p>
      <text:p text:style-name="P1"><text:s text:c="2"/># <text:s/>- 10.2</text:p>
      <text:p text:style-name="P1"><text:s text:c="2"/># <text:s/>- 10.3</text:p>
      <text:p text:style-name="P1"><text:s text:c="2"/># <text:s/>- 8.0</text:p>
      <text:p text:style-name="P1"><text:s text:c="2"/># <text:s/>- 8.1</text:p>
      <text:p text:style-name="P1"><text:s text:c="2"/># <text:s/>- 8.2</text:p>
      <text:p text:style-name="P1"><text:s text:c="2"/># <text:s/>- 8.3</text:p>
      <text:p text:style-name="P1"><text:s text:c="2"/># <text:s/>- 8.4</text:p>
      <text:p text:style-name="P1"><text:s text:c="2"/># <text:s/>- 9.0</text:p>
      <text:p text:style-name="P1"><text:s text:c="2"/># <text:s/>- 9.1</text:p>
      <text:p text:style-name="P1"><text:s text:c="2"/># <text:s/>- 9.1</text:p>
      <text:p text:style-name="P1"><text:s text:c="2"/># <text:s/>- 9.2</text:p>
      <text:p text:style-name="P1"><text:s text:c="2"/># <text:s/>- 9.3</text:p>
      <text:p text:style-name="P1"><text:s text:c="2"/>#- name: Ubuntu</text:p>
      <text:p text:style-name="P1"><text:s text:c="2"/># <text:s/>versions:</text:p>
      <text:p text:style-name="P1"><text:s text:c="2"/># <text:s/>- all</text:p>
      <text:p text:style-name="P1"><text:s text:c="2"/># <text:s/>- lucid</text:p>
      <text:p text:style-name="P1"><text:s text:c="2"/># <text:s/>- maverick</text:p>
      <text:p text:style-name="P1"><text:s text:c="2"/># <text:s/>- natty</text:p>
      <text:p text:style-name="P1"><text:s text:c="2"/># <text:s/>- oneiric</text:p>
      <text:p text:style-name="P1"><text:s text:c="2"/># <text:s/>- precise</text:p>
      <text:p text:style-name="P1"><text:s text:c="2"/># <text:s/>- quantal</text:p>
      <text:p text:style-name="P1"><text:s text:c="2"/># <text:s/>- raring</text:p>
      <text:p text:style-name="P1"><text:s text:c="2"/># <text:s/>- saucy</text:p>
      <text:p text:style-name="P1"><text:s text:c="2"/># <text:s/>- trusty</text:p>
      <text:p text:style-name="P1"><text:s text:c="2"/># <text:s/>- utopic</text:p>
      <text:p text:style-name="P1"><text:s text:c="2"/># <text:s/>- vivid</text:p>
      <text:p text:style-name="P1"><text:s text:c="2"/># <text:s/>- wily</text:p>
      <text:p text:style-name="P1"><text:s text:c="2"/># <text:s/>- xenial</text:p>
      <text:p text:style-name="P1"><text:s text:c="2"/>#- name: Debian</text:p>
      <text:p text:style-name="P1"><text:s text:c="2"/># <text:s/>versions:</text:p>
      <text:p text:style-name="P1"><text:s text:c="2"/># <text:s/>- all</text:p>
      <text:p text:style-name="P1"><text:s text:c="2"/># <text:s/>- etch</text:p>
      <text:p text:style-name="P1"><text:s text:c="2"/># <text:s/>- jessie</text:p>
      <text:p text:style-name="P1"><text:s text:c="2"/># <text:s/>- lenny</text:p>
      <text:p text:style-name="P1"><text:s text:c="2"/># <text:s/>- sid</text:p>
      <text:p text:style-name="P1"><text:s text:c="2"/># <text:s/>- squeeze</text:p>
      <text:p text:style-name="P1"><text:s text:c="2"/># <text:s/>- stretch</text:p>
      <text:p text:style-name="P1"><text:soft-page-break/><text:s text:c="2"/># <text:s/>- wheezy</text:p>
      <text:p text:style-name="P1"><text:s text:c="2"/>- name: EL</text:p>
      <text:p text:style-name="P1"><text:s text:c="4"/>versions:</text:p>
      <text:p text:style-name="P1"><text:s text:c="4"/>- all</text:p>
      <text:p text:style-name="P1"><text:s text:c="2"/># <text:s/>- 5</text:p>
      <text:p text:style-name="P1"><text:s text:c="2"/># <text:s/>- 6</text:p>
      <text:p text:style-name="P1"><text:s text:c="2"/># <text:s/>- 7</text:p>
      <text:p text:style-name="P1"><text:s text:c="2"/>#- name: Windows</text:p>
      <text:p text:style-name="P1"><text:s text:c="2"/># <text:s/>versions:</text:p>
      <text:p text:style-name="P1"><text:s text:c="2"/># <text:s/>- all</text:p>
      <text:p text:style-name="P1"><text:s text:c="2"/># <text:s/>- 2012R2</text:p>
      <text:p text:style-name="P1"><text:s text:c="2"/>#- name: SmartOS</text:p>
      <text:p text:style-name="P1"><text:s text:c="2"/># <text:s/>versions:</text:p>
      <text:p text:style-name="P1"><text:s text:c="2"/># <text:s/>- all</text:p>
      <text:p text:style-name="P1"><text:s text:c="2"/># <text:s/>- any</text:p>
      <text:p text:style-name="P1"><text:s text:c="2"/>#- name: opensuse</text:p>
      <text:p text:style-name="P1"><text:s text:c="2"/># <text:s/>versions:</text:p>
      <text:p text:style-name="P1"><text:s text:c="2"/># <text:s/>- all</text:p>
      <text:p text:style-name="P1"><text:s text:c="2"/># <text:s/>- 12.1</text:p>
      <text:p text:style-name="P1"><text:s text:c="2"/># <text:s/>- 12.2</text:p>
      <text:p text:style-name="P1"><text:s text:c="2"/># <text:s/>- 12.3</text:p>
      <text:p text:style-name="P1"><text:s text:c="2"/># <text:s/>- 13.1</text:p>
      <text:p text:style-name="P1"><text:s text:c="2"/># <text:s/>- 13.2</text:p>
      <text:p text:style-name="P1"><text:s text:c="2"/>#- name: SLES</text:p>
      <text:p text:style-name="P1"><text:s text:c="2"/># <text:s/>versions:</text:p>
      <text:p text:style-name="P1"><text:s text:c="2"/># <text:s/>- all</text:p>
      <text:p text:style-name="P1"><text:s text:c="2"/># <text:s/>- 10SP3</text:p>
      <text:p text:style-name="P1"><text:s text:c="2"/># <text:s/>- 10SP4</text:p>
      <text:p text:style-name="P1"><text:s text:c="2"/># <text:s/>- 11</text:p>
      <text:p text:style-name="P1"><text:s text:c="2"/># <text:s/>- 11SP1</text:p>
      <text:p text:style-name="P1"><text:s text:c="2"/># <text:s/>- 11SP2</text:p>
      <text:p text:style-name="P1"><text:s text:c="2"/># <text:s/>- 11SP3</text:p>
      <text:p text:style-name="P1"><text:s text:c="2"/># <text:s/>- 11SP4</text:p>
      <text:p text:style-name="P1"><text:s text:c="2"/># <text:s/>- 12</text:p>
      <text:p text:style-name="P1"><text:s text:c="2"/># <text:s/>- 12SP1</text:p>
      <text:p text:style-name="P1"><text:s text:c="2"/>#- name: GenericUNIX</text:p>
      <text:p text:style-name="P1"><text:s text:c="2"/># <text:s/>versions:</text:p>
      <text:p text:style-name="P1"><text:s text:c="2"/># <text:s/>- all</text:p>
      <text:p text:style-name="P1"><text:s text:c="2"/># <text:s/>- any</text:p>
      <text:p text:style-name="P1"><text:s text:c="2"/>#- name: Solaris</text:p>
      <text:p text:style-name="P1"><text:s text:c="2"/># <text:s/>versions:</text:p>
      <text:p text:style-name="P1"><text:s text:c="2"/># <text:s/>- all</text:p>
      <text:p text:style-name="P1"><text:s text:c="2"/># <text:s/>- 10</text:p>
      <text:p text:style-name="P1"><text:s text:c="2"/># <text:s/>- 11.0</text:p>
      <text:p text:style-name="P1"><text:s text:c="2"/># <text:s/>- 11.1</text:p>
      <text:p text:style-name="P1"><text:s text:c="2"/># <text:s/>- 11.2</text:p>
      <text:p text:style-name="P1"><text:s text:c="2"/># <text:s/>- 11.3</text:p>
      <text:p text:style-name="P1"><text:s text:c="2"/>#- name: eos</text:p>
      <text:p text:style-name="P1"><text:s text:c="2"/># <text:s/>versions:</text:p>
      <text:p text:style-name="P1"><text:soft-page-break/><text:s text:c="2"/># <text:s/>- all</text:p>
      <text:p text:style-name="P1"><text:s text:c="2"/># <text:s/>- Any</text:p>
      <text:p text:style-name="P1"/>
      <text:p text:style-name="P1"><text:s text:c="2"/>galaxy_tags:</text:p>
      <text:p text:style-name="P1"><text:s text:c="4"/>- backup</text:p>
      <text:p text:style-name="P1"><text:s text:c="4"/>- sysadmin</text:p>
      <text:p text:style-name="P1"><text:s text:c="4"/># List tags for your role here, one per line. A tag is</text:p>
      <text:p text:style-name="P1"><text:s text:c="4"/># a keyword that describes and categorizes the role.</text:p>
      <text:p text:style-name="P1"><text:s text:c="4"/># Users find roles by searching for tags. Be sure to</text:p>
      <text:p text:style-name="P1"><text:s text:c="4"/># remove the '[]' above if you add tags to this list.</text:p>
      <text:p text:style-name="P1"><text:s text:c="4"/>#</text:p>
      <text:p text:style-name="P1"><text:s text:c="4"/># NOTE: A tag is limited to a single word comprised of</text:p>
      <text:p text:style-name="P1"><text:s text:c="4"/># alphanumeric characters. Maximum 20 tags per role.</text:p>
      <text:p text:style-name="P1"/>
      <text:p text:style-name="P1">dependencies: []</text:p>
      <text:p text:style-name="P1"><text:s text:c="2"/># List your role dependencies here, one per line.</text:p>
      <text:p text:style-name="P1"><text:s text:c="2"/># Be sure to remove the '[]' above if you add dependencies</text:p>
      <text:p text:style-name="P1"><text:s text:c="2"/># to this list.</text:p>
      <text:p text:style-name="P1"/>
      <text:p text:style-name="P1"/>
      <text:p text:style-name="P7">File: defaults/main.yml</text:p>
      <text:p text:style-name="P1"/>
      <text:p text:style-name="P6">---</text:p>
      <text:p text:style-name="P6"># defaults file for backup</text:p>
      <text:p text:style-name="P6"/>
      <text:p text:style-name="P6"># Contains the target directory the backup should be written to. <text:s/>Value is concantenated with</text:p>
      <text:p text:style-name="P6"># the backup_target_root variable unless overridden with a fully specificed target directory name.</text:p>
      <text:p text:style-name="P6"># Either this or backup_target_root must be defined.</text:p>
      <text:p text:style-name="P6"># backup_target_dest: Null</text:p>
      <text:p text:style-name="P6"/>
      <text:p text:style-name="P6"># List of one or more source directories the backup should be read from. <text:s/>Value is a fully specificed</text:p>
      <text:p text:style-name="P6"># source directory name. <text:s/>This variable must be supplied.</text:p>
      <text:p text:style-name="P6"># backup_source_path: Null</text:p>
      <text:p text:style-name="P6"/>
      <text:p text:style-name="P6"># A list of one or more shell or regex patterns to be used in filtering the initial source file list.</text:p>
      <text:p text:style-name="P6"># If a regex pattern is supplied, then backup_source_regex must be set to true.</text:p>
      <text:p text:style-name="P6"># backup_source_patterns: Null</text:p>
      <text:p text:style-name="P6"/>
      <text:p text:style-name="P6"># Boolean flag indicating whether or not the list provided in variable backup_source_patterns is a</text:p>
      <text:p text:style-name="P6"># regex pattern.</text:p>
      <text:p text:style-name="P6"># <text:s text:c="2"/>True - the supplied file pattern is a regex pattern</text:p>
      <text:p text:style-name="P6"># <text:s text:c="2"/>False - the supplied file pattern is a shell pattern</text:p>
      <text:p text:style-name="P6">backup_source_use_regex: false</text:p>
      <text:p text:style-name="P6"/>
      <text:p text:style-name="P6"># Contains the target directory the backup should be written to. <text:s/>Value is calculated using both</text:p>
      <text:p text:style-name="P6"># the backup_target_root and backup_dest variables unless overridden with a fully specificed</text:p>
      <text:p text:style-name="P6"># target directory name.</text:p>
      <text:p text:style-name="P6"># backup_target_dir: Null</text:p>
      <text:p text:style-name="P6"/>
      <text:p text:style-name="P6"># Root of where the backup files will be written. <text:s/>Concantented with</text:p>
      <text:p text:style-name="P6"># variable backup_dest for the full path</text:p>
      <text:p text:style-name="P6">backup_target_root: "/var/opt/ansible/{{ ansible_fqdn }}"</text:p>
      <text:p text:style-name="P6"/>
      <text:p text:style-name="P6"># Boolean value indicating whether any existing target directory should be purge prior</text:p>
      <text:p text:style-name="P6"># to executing the actual backup.</text:p>
      <text:p text:style-name="P6"># <text:s text:c="2"/>True - remove any existing directory</text:p>
      <text:p text:style-name="P6"># <text:s text:c="2"/>False - merge the backup into the existing directory</text:p>
      <text:p text:style-name="P6">backup_target_purge: false</text:p>
      <text:p text:style-name="P6"/>
      <text:p text:style-name="P6"># Boolean flag indicating whether or not source subdirectories should be followed when finding</text:p>
      <text:p text:style-name="P6"># the source files to backup.</text:p>
      <text:p text:style-name="P6">backup_source_recurse: false</text:p>
      <text:p text:style-name="P6"/>
      <text:p text:style-name="P6"># Boolean flag indicating whether or not hidden files should be included in the the source files to backup.</text:p>
      <text:p text:style-name="P6">backup_source_hidden: false</text:p>
      <text:p text:style-name="P6"/>
      <text:p text:style-name="P6"># Boolean flag indicating whether or not symlinks should be followed in the the source files to backup.</text:p>
      <text:p text:style-name="P6">backup_source_follow: no</text:p>
      <text:p text:style-name="P6"/>
      <text:p text:style-name="P6"># Variable containing the file owner used to create the backup destination and any</text:p>
      <text:p text:style-name="P6"># files backed up</text:p>
      <text:p text:style-name="P6">backup_target_owner: 'mdrotthoff'</text:p>
      <text:p text:style-name="P6"/>
      <text:p text:style-name="P6"># Variable containing the group owner used to create the backup destination and any</text:p>
      <text:p text:style-name="P6"># files backed up</text:p>
      <text:p text:style-name="P6">backup_target_group: 'users'</text:p>
      <text:p text:style-name="P6"/>
      <text:p text:style-name="P6"># Variable containing the file permissions used to create the backup destination and any</text:p>
      <text:p text:style-name="P6"><text:soft-page-break/># files backed up</text:p>
      <text:p text:style-name="P6">backup_target_file_mode: '0755'</text:p>
      <text:p text:style-name="P6"/>
      <text:p text:style-name="P6"># Boolean flag indicating whether or not debugging output should</text:p>
      <text:p text:style-name="P6"># be included</text:p>
      <text:p text:style-name="P6"># <text:s text:c="2"/>True - include debugging tasks in the workflow</text:p>
      <text:p text:style-name="P6"># <text:s text:c="2"/>False - bypass debugging tasks in the workflow</text:p>
      <text:p text:style-name="P6">backup_debug: false</text:p>
      <text:p text:style-name="P6"/>
      <text:p text:style-name="P6"># Boolean flag indicating whether or not the fetch action should fail when a planned</text:p>
      <text:p text:style-name="P6"># source file is not found.</text:p>
      <text:p text:style-name="P6"># <text:s text:c="2"/>True - fail if a source file is missing</text:p>
      <text:p text:style-name="P6"># <text:s text:c="2"/>False - ignore missing source files</text:p>
      <text:p text:style-name="P6">backup_source_fail_on_missing: false</text:p>
      <text:p text:style-name="P6"/>
      <text:p text:style-name="P6"># Boolean flag determining whether or not the normal fetch action includes it's own</text:p>
      <text:p text:style-name="P6"># file system heirarchy within the target directory.</text:p>
      <text:p text:style-name="P6"># <text:s text:c="2"/>True - use the fetch actions additional file system hierarchy</text:p>
      <text:p text:style-name="P6"># <text:s text:c="2"/>False - do not use the fetch actions additional file system hierarchy</text:p>
      <text:p text:style-name="P6">backup_target_flat: true</text:p>
      <text:p text:style-name="P6"/>
      <text:p text:style-name="P7">File: <text:span text:style-name="T1">tasks/main.yml</text:span></text:p>
      <text:p text:style-name="P2"/>
      <text:p text:style-name="P5">---</text:p>
      <text:p text:style-name="P5"># tasks file for backup</text:p>
      <text:p text:style-name="P5"/>
      <text:p text:style-name="P5"># Consider capturing the user name and group of the person executing the role</text:p>
      <text:p text:style-name="P5"># in the event that backup_target_owner and backup_target_group are not defined.</text:p>
      <text:p text:style-name="P5"># Use shell command id -un and id -gn</text:p>
      <text:p text:style-name="P5"/>
      <text:p text:style-name="P5">- name: Backup - Main - Construct the backup target directory name</text:p>
      <text:p text:style-name="P5"><text:s text:c="2"/>set_fact:</text:p>
      <text:p text:style-name="P5"><text:s text:c="4"/>backup_target_dir: "{{ backup_target_root }}/{{ backup_target_dest }}"</text:p>
      <text:p text:style-name="P5"><text:s text:c="2"/>when:</text:p>
      <text:p text:style-name="P5"><text:s text:c="4"/>- backup_target_root is defined</text:p>
      <text:p text:style-name="P5"><text:s text:c="4"/>- backup_target_dest is defined</text:p>
      <text:p text:style-name="P5"/>
      <text:p text:style-name="P5"/>
      <text:p text:style-name="P5"># Validate that mandatory variables are set</text:p>
      <text:p text:style-name="P5"># <text:s text:c="2"/>backup_target_dir</text:p>
      <text:p text:style-name="P5"/>
      <text:p text:style-name="P5">- name: Backup - Main Task - Include debugging of main.yml</text:p>
      <text:p text:style-name="P5"><text:s text:c="2"/>include: main_debug.yml</text:p>
      <text:p text:style-name="P5"><text:s text:c="2"/>static: false</text:p>
      <text:p text:style-name="P5"><text:s text:c="2"/>when:</text:p>
      <text:p text:style-name="P5"><text:s text:c="4"/>- backup_debug</text:p>
      <text:p text:style-name="P5"/>
      <text:p text:style-name="P5">- block:</text:p>
      <text:p text:style-name="P5"><text:s text:c="2"/>- name: Backup - Main Task - Purge the backup target directory</text:p>
      <text:p text:style-name="P5"><text:s text:c="4"/>include: purge_target.yml</text:p>
      <text:p text:style-name="P5"><text:s text:c="4"/>static: false</text:p>
      <text:p text:style-name="P5"><text:s text:c="4"/>when:</text:p>
      <text:p text:style-name="P5"><text:s text:c="6"/>- backup_target_purge</text:p>
      <text:p text:style-name="P5"/>
      <text:p text:style-name="P5"><text:s text:c="2"/>- name: Backup - Main Task - Create the backup target directory</text:p>
      <text:p text:style-name="P5"><text:s text:c="4"/>file:</text:p>
      <text:p text:style-name="P5"><text:s text:c="6"/>path: "{{ backup_target_dir }}"</text:p>
      <text:p text:style-name="P5"><text:s text:c="6"/>state: directory</text:p>
      <text:p text:style-name="P5"><text:s text:c="6"/>mode: "{{ backup_target_file_mode }}"</text:p>
      <text:p text:style-name="P5"><text:s text:c="6"/>group: "{{ backup_target_group }}"</text:p>
      <text:p text:style-name="P5"><text:s text:c="6"/>owner: "{{ backup_target_owner }}"</text:p>
      <text:p text:style-name="P5"><text:s text:c="2"/>delegate_to: 127.0.0.1</text:p>
      <text:p text:style-name="P5"><text:s text:c="2"/>become: true</text:p>
      <text:p text:style-name="P5"><text:s text:c="2"/>become_user: root</text:p>
      <text:p text:style-name="P5"/>
      <text:p text:style-name="P5">- name: Backup - Main Task - Find all source files</text:p>
      <text:p text:style-name="P5"><text:s text:c="2"/>include: find_all_files.yml</text:p>
      <text:p text:style-name="P5"><text:s text:c="2"/>static: false</text:p>
      <text:p text:style-name="P5"><text:s text:c="2"/>when:</text:p>
      <text:p text:style-name="P5"><text:s text:c="4"/>- backup_source_patterns is not defined</text:p>
      <text:p text:style-name="P5"/>
      <text:p text:style-name="P5">- name: Backup - Main Task - Find source file subset</text:p>
      <text:p text:style-name="P5"><text:s text:c="2"/>include: find_subset_files.yml</text:p>
      <text:p text:style-name="P5"><text:s text:c="2"/>static: false</text:p>
      <text:p text:style-name="P5"><text:s text:c="2"/>when:</text:p>
      <text:p text:style-name="P5"><text:s text:c="4"/>- backup_source_patterns is defined</text:p>
      <text:p text:style-name="P5"/>
      <text:p text:style-name="P5">- name: Backup - Main Task - Set target file ownership as desired</text:p>
      <text:p text:style-name="P5"><text:s text:c="2"/>file:</text:p>
      <text:p text:style-name="P5"><text:s text:c="4"/>path: "{{ backup_target_dir }}"</text:p>
      <text:p text:style-name="P5"><text:s text:c="4"/>group: "{{ backup_target_group }}"</text:p>
      <text:p text:style-name="P5"><text:s text:c="4"/>owner: "{{ backup_target_owner }}"</text:p>
      <text:p text:style-name="P5"><text:s text:c="4"/>recurse: true</text:p>
      <text:p text:style-name="P5"><text:s text:c="2"/>delegate_to: 127.0.0.1</text:p>
      <text:p text:style-name="P5"><text:s text:c="2"/>become: true</text:p>
      <text:p text:style-name="P5"><text:s text:c="2"/>become_user: root</text:p>
      <text:p text:style-name="P5"/>
      <text:p text:style-name="P8">File: tasks/main_debug.yml</text:p>
      <text:p text:style-name="P2"/>
      <text:p text:style-name="P5">---</text:p>
      <text:p text:style-name="P5"># tasks file for backup</text:p>
      <text:p text:style-name="P5"/>
      <text:p text:style-name="P5">- name: Backup - Main Task - Main Task Debug - Display the backup target root directory name</text:p>
      <text:p text:style-name="P5"><text:s text:c="2"/>debug:</text:p>
      <text:p text:style-name="P5"><text:s text:c="4"/>msg: "Backup target root directory is {{ backup_target_root }}"</text:p>
      <text:p text:style-name="P5"/>
      <text:p text:style-name="P5">- name: Backup - Main Task - Main Task Debug - Display the backup target destination name</text:p>
      <text:p text:style-name="P5"><text:s text:c="2"/>debug:</text:p>
      <text:p text:style-name="P5"><text:s text:c="4"/>msg: "Backup target destination directory is {{ backup_target_dest }}"</text:p>
      <text:p text:style-name="P5"/>
      <text:p text:style-name="P5">- name: Backup - Main Task - Main Task Debug - Display the backup target directory name</text:p>
      <text:p text:style-name="P5"><text:s text:c="2"/>debug:</text:p>
      <text:p text:style-name="P5"><text:s text:c="4"/>msg: "Backup directory is {{ backup_target_dir }}"</text:p>
      <text:p text:style-name="P5"/>
      <text:p text:style-name="P5">- name: Backup - Main Task - Main Task Debug - Display the backup owner</text:p>
      <text:p text:style-name="P5"><text:s text:c="2"/>debug:</text:p>
      <text:p text:style-name="P5"><text:s text:c="4"/>msg: "Backup owner is {{ backup_target_owner }}"</text:p>
      <text:p text:style-name="P5"/>
      <text:p text:style-name="P5">- name: Backup - Main Task - Main Task Debug - Display the backup group</text:p>
      <text:p text:style-name="P5"><text:s text:c="2"/>debug:</text:p>
      <text:p text:style-name="P5"><text:s text:c="4"/>msg: "Backup group is {{ backup_target_group }}"</text:p>
      <text:p text:style-name="P5"/>
      <text:p text:style-name="P5">- name: Backup - Main Task - Main Task Debug - Display the purge option for the target directory </text:p>
      <text:p text:style-name="P5"><text:s text:c="2"/>debug:</text:p>
      <text:p text:style-name="P5"><text:s text:c="4"/>msg: "Initial backup directory {{ backup_target_dir }} will be {{ backup_target_purge }} before backup is performed"</text:p>
      <text:p text:style-name="P5"/>
      <text:p text:style-name="P5">- name: Backup - Main Task - Main Task Debug - Display the backup source file search patterns</text:p>
      <text:p text:style-name="P5"><text:s text:c="2"/>debug:</text:p>
      <text:p text:style-name="P5"><text:s text:c="4"/>var: backup_source_patterns</text:p>
      <text:p text:style-name="P2"/>
      <text:p text:style-name="P2"/>
      <text:p text:style-name="P8">File: <text:span text:style-name="T2">tasks/purge_target.yml</text:span></text:p>
      <text:p text:style-name="P2"/>
      <text:p text:style-name="P4">---</text:p>
      <text:p text:style-name="P4"/>
      <text:p text:style-name="P4">- name: Backup - Purge Task -- Display purge task debug pre-execution</text:p>
      <text:p text:style-name="P4"><text:s text:c="2"/>include: purge_target_debug.yml</text:p>
      <text:p text:style-name="P4"><text:s text:c="2"/>static: false</text:p>
      <text:p text:style-name="P4"><text:s text:c="2"/>when:</text:p>
      <text:p text:style-name="P4"><text:s text:c="4"/>- backup_debug</text:p>
      <text:p text:style-name="P4"/>
      <text:p text:style-name="P4">- name: Backup - Purge Task -- Remove backup target directory</text:p>
      <text:p text:style-name="P4"><text:s text:c="2"/>file:</text:p>
      <text:p text:style-name="P4"><text:s text:c="4"/>path: "{{ backup_target_dir }}"</text:p>
      <text:p text:style-name="P4"><text:s text:c="4"/>state: absent</text:p>
      <text:p text:style-name="P4"><text:s text:c="2"/>delegate_to: 127.0.0.1</text:p>
      <text:p text:style-name="P4"/>
      <text:p text:style-name="P4">- name: Backup - Purge Task -- Display purge task debug post-execution</text:p>
      <text:p text:style-name="P4"><text:s text:c="2"/>include: purge_target_debug.yml</text:p>
      <text:p text:style-name="P4"><text:s text:c="2"/>static: false</text:p>
      <text:p text:style-name="P4"><text:s text:c="2"/>when:</text:p>
      <text:p text:style-name="P4"><text:s text:c="2"/>- backup_debug</text:p>
      <text:p text:style-name="P3"/>
      <text:p text:style-name="P3"/>
      <text:p text:style-name="P3"><text:span text:style-name="T3">File: tasks/purge_target_debug.yml</text:span></text:p>
      <text:p text:style-name="P3"/>
      <text:p text:style-name="P4">---</text:p>
      <text:p text:style-name="P4"/>
      <text:p text:style-name="P4">- name: Install Basic Standard Packages</text:p>
      <text:p text:style-name="P4"><text:s text:c="2"/>package:</text:p>
      <text:p text:style-name="P4"><text:s text:c="4"/>name: tree</text:p>
      <text:p text:style-name="P4"><text:s text:c="4"/>state: present</text:p>
      <text:p text:style-name="P4"/>
      <text:p text:style-name="P4">- name: Backup - Purge Target Task - Purge Target Task Debug - Display the backup target directory name</text:p>
      <text:p text:style-name="P4"><text:s text:c="2"/>debug:</text:p>
      <text:p text:style-name="P4"><text:s text:c="4"/>var: backup_target_dir</text:p>
      <text:p text:style-name="P4"/>
      <text:p text:style-name="P4">- name: Backup - Purge Target Task - Purge Target Task Debug - Tree the backup target directory</text:p>
      <text:p text:style-name="P4"><text:s text:c="2"/>shell: tree -d {{ backup_target_dir }}</text:p>
      <text:p text:style-name="P4"><text:s text:c="2"/>register: tree_output</text:p>
      <text:p text:style-name="P4"><text:s text:c="2"/>delegate_to: 127.0.0.1</text:p>
      <text:p text:style-name="P4"/>
      <text:p text:style-name="P4">- name: Backup - Purge Target Task - Purge Target Task Debug - Display the tree of the backup target directory</text:p>
      <text:p text:style-name="P4"><text:s text:c="2"/>debug:</text:p>
      <text:p text:style-name="P4"><text:s text:c="4"/>var: tree_output.stdout_lines</text:p>
      <text:p text:style-name="P9"/>
      <text:p text:style-name="P10"/>
      <text:p text:style-name="P18">File: tasks/find_all_files.yml</text:p>
      <text:p text:style-name="P11"/>
      <text:p text:style-name="P16">---</text:p>
      <text:p text:style-name="P16"># tasks file for backup</text:p>
      <text:p text:style-name="P16"/>
      <text:p text:style-name="P16">- name: Backup - Find All Files Task - Find all source files to backup</text:p>
      <text:p text:style-name="P16"><text:s text:c="2"/>find:</text:p>
      <text:p text:style-name="P16"><text:s text:c="4"/>paths: "{{ backup_source_path }}"</text:p>
      <text:p text:style-name="P16"><text:s text:c="4"/>recurse: "{{ backup_source_recurse }}"</text:p>
      <text:p text:style-name="P16"><text:s text:c="4"/>follow: "{{ backup_source_follow }}"</text:p>
      <text:p text:style-name="P16"><text:s text:c="4"/>hidden: "{{ backup_source_hidden }}"</text:p>
      <text:p text:style-name="P16"><text:s text:c="2"/>become: true</text:p>
      <text:p text:style-name="P16"><text:s text:c="2"/>become_user: root</text:p>
      <text:p text:style-name="P16"><text:s text:c="2"/>register: files_to_copy</text:p>
      <text:p text:style-name="P16"/>
      <text:p text:style-name="P16">- name: Backup - Find All Files Task - Execute debugging</text:p>
      <text:p text:style-name="P16"><text:s text:c="2"/>include: find_all_files_debug.yml</text:p>
      <text:p text:style-name="P16"><text:s text:c="2"/>static: false</text:p>
      <text:p text:style-name="P16"><text:s text:c="2"/>when: backup_debug</text:p>
      <text:p text:style-name="P16"/>
      <text:p text:style-name="P16">- name: Backup - Find All Files Task - Backup the source file list</text:p>
      <text:p text:style-name="P16"><text:s text:c="2"/>include: backup_files.yml</text:p>
      <text:p text:style-name="P16"><text:s text:c="2"/>static: false</text:p>
      <text:p text:style-name="P16"><text:s text:c="2"/>when:</text:p>
      <text:p text:style-name="P16"><text:s text:c="4"/>- files_to_copy.files is defined</text:p>
      <text:p text:style-name="P16"/>
      <text:p text:style-name="P16">- name: Backup - Find All Files Task - No source files found to backup</text:p>
      <text:p text:style-name="P16"><text:s text:c="2"/>debug:</text:p>
      <text:p text:style-name="P16"><text:s text:c="4"/>msg: 'No source files found to backup'</text:p>
      <text:p text:style-name="P16"><text:s text:c="2"/>when:</text:p>
      <text:p text:style-name="P16"><text:s text:c="2"/>- files_to_copy.files is not defined</text:p>
      <text:p text:style-name="P14"/>
      <text:p text:style-name="P11"/>
      <text:p text:style-name="P12">File: tasks/find_all_files_debug.yml</text:p>
      <text:p text:style-name="P11"/>
      <text:p text:style-name="P16">---</text:p>
      <text:p text:style-name="P16"># tasks file for backup</text:p>
      <text:p text:style-name="P16"/>
      <text:p text:style-name="P16">- name: Backup - Find All Files Task - Find All Files Task Debug - Dump source file list</text:p>
      <text:p text:style-name="P16"><text:s text:c="2"/>debug:</text:p>
      <text:p text:style-name="P16"><text:s text:c="4"/>var: files_to_copy</text:p>
      <text:p text:style-name="P11"/>
      <text:p text:style-name="P11"/>
      <text:p text:style-name="P11"/>
      <text:p text:style-name="P18">File: tasks/find_subset_files.yml</text:p>
      <text:p text:style-name="P11"/>
      <text:p text:style-name="P16">---</text:p>
      <text:p text:style-name="P16"># tasks file for backup</text:p>
      <text:p text:style-name="P16"/>
      <text:p text:style-name="P16">- name: Backup - Find Subset Files Task - Find patterned source files to backup</text:p>
      <text:p text:style-name="P16"><text:s text:c="2"/>find:</text:p>
      <text:p text:style-name="P16"><text:s text:c="4"/>paths: "{{ backup_source_path }}"</text:p>
      <text:p text:style-name="P16"><text:s text:c="4"/>recurse: "{{ backup_source_recurse }}"</text:p>
      <text:p text:style-name="P16"><text:s text:c="4"/>follow: "{{ backup_source_follow }}"</text:p>
      <text:p text:style-name="P16"><text:s text:c="4"/>hidden: "{{ backup_source_hidden }}"</text:p>
      <text:p text:style-name="P16"><text:s text:c="4"/>patterns: "{{ backup_source_patterns }}"</text:p>
      <text:p text:style-name="P16"><text:s text:c="4"/>use_regex: "{{ backup_source_use_regex }}" <text:s text:c="2"/></text:p>
      <text:p text:style-name="P16"><text:s text:c="2"/>when: backup_source_patterns is defined</text:p>
      <text:p text:style-name="P16"><text:s text:c="2"/>become: true</text:p>
      <text:p text:style-name="P16"><text:s text:c="2"/>become_user: root</text:p>
      <text:p text:style-name="P16"><text:s text:c="2"/>register: files_to_copy</text:p>
      <text:p text:style-name="P16"/>
      <text:p text:style-name="P16">- name: Backup - Find Subset Files Task - Execute debugging</text:p>
      <text:p text:style-name="P16"><text:s text:c="2"/>include: find_subset_files_debug.yml</text:p>
      <text:p text:style-name="P16"><text:s text:c="2"/>static: false</text:p>
      <text:p text:style-name="P16"><text:s text:c="2"/>when: backup_debug</text:p>
      <text:p text:style-name="P16"/>
      <text:p text:style-name="P16">- name: Backup - Find Subset Files Task -- Backup file list</text:p>
      <text:p text:style-name="P16"><text:s text:c="2"/>include: backup_files.yml</text:p>
      <text:p text:style-name="P16"><text:s text:c="2"/>static: false</text:p>
      <text:p text:style-name="P16"><text:s text:c="2"/>when: files_to_copy.files is defined</text:p>
      <text:p text:style-name="P16"/>
      <text:p text:style-name="P16">- name: Backup - Find Subset Files Task - No source files to backup</text:p>
      <text:p text:style-name="P16"><text:s text:c="2"/>debug:</text:p>
      <text:p text:style-name="P16"><text:s text:c="4"/>msg: 'No source files found to backup'</text:p>
      <text:p text:style-name="P16"><text:s text:c="2"/>when: files_to_copy.files is not defined</text:p>
      <text:p text:style-name="P11"/>
      <text:p text:style-name="P11"/>
      <text:p text:style-name="P12">File: tasks/find_subset_files_debug.yml</text:p>
      <text:p text:style-name="P11"/>
      <text:p text:style-name="P16">---</text:p>
      <text:p text:style-name="P16"># tasks file for backup</text:p>
      <text:p text:style-name="P16"/>
      <text:p text:style-name="P16">- name: Backup - Find Subset Files Task - Find Subset Files Task Debug - Dump patterned file list to backup</text:p>
      <text:p text:style-name="P16"><text:s text:c="2"/>debug:</text:p>
      <text:p text:style-name="P16"><text:s text:c="4"/>var: files_to_copy</text:p>
      <text:p text:style-name="P11"/>
      <text:p text:style-name="P11"/>
      <text:p text:style-name="P18">File: <text:s/>tasks/backup_files.yml</text:p>
      <text:p text:style-name="P11"/>
      <text:p text:style-name="P15">---</text:p>
      <text:p text:style-name="P15"># tasks file for backup</text:p>
      <text:p text:style-name="P15"/>
      <text:p text:style-name="P15"># TODO: Look into possibly using the archive action to copy and store the backup</text:p>
      <text:p text:style-name="P15"/>
      <text:p text:style-name="P15">- name: Backup - Find Subset Files Task - Execute debugging</text:p>
      <text:p text:style-name="P15"><text:s text:c="2"/>include: backup_files_debug.yml</text:p>
      <text:p text:style-name="P15"><text:s text:c="2"/>static: false</text:p>
      <text:p text:style-name="P15"><text:s text:c="2"/>when: backup_debug</text:p>
      <text:p text:style-name="P15"/>
      <text:p text:style-name="P15">- name: Backup Directory - Backup Files Task - Backup file to the target directory</text:p>
      <text:p text:style-name="P15"><text:s text:c="2"/>fetch:</text:p>
      <text:p text:style-name="P15"><text:s text:c="4"/>src: "{{ item.path }}"</text:p>
      <text:p text:style-name="P15"><text:s text:c="4"/>dest: "{{ backup_target_dir }}/{{ item.path }}"</text:p>
      <text:p text:style-name="P15"><text:s text:c="4"/>fail_on_missing: "{{ backup_source_fail_on_missing }}"</text:p>
      <text:p text:style-name="P15"><text:s text:c="4"/>flat: "{{ backup_target_flat }}"</text:p>
      <text:p text:style-name="P15"><text:s text:c="2"/>with_items: "{{ files_to_copy.files|default([]) }}"</text:p>
      <text:p text:style-name="P15"><text:s text:c="2"/>become: true</text:p>
      <text:p text:style-name="P15"><text:s text:c="2"/>become_user: root</text:p>
      <text:p text:style-name="P17"/>
      <text:p text:style-name="P17"/>
      <text:p text:style-name="P13">File: tasks/backup_files_debug.yml</text:p>
      <text:p text:style-name="P17"/>
      <text:p text:style-name="P15">---</text:p>
      <text:p text:style-name="P15"># tasks file for backup</text:p>
      <text:p text:style-name="P15"/>
      <text:p text:style-name="P15">- name: Backup Directory - Backup Files Task - Dump source file list to backup</text:p>
      <text:p text:style-name="P15"><text:s text:c="2"/>debug:</text:p>
      <text:p text:style-name="P15"><text:s text:c="4"/>var: files_to_copy</text:p>
      <text:p text:style-name="P15"/>
      <text:p text:style-name="P15">- name: Backup Directory - Backup Files Task - Dump individual source file list</text:p>
      <text:p text:style-name="P15"><text:s text:c="2"/>debug:</text:p>
      <text:p text:style-name="P15"><text:s text:c="4"/>var: item.path</text:p>
      <text:p text:style-name="P15"><text:s text:c="2"/>with_items:</text:p>
      <text:p text:style-name="P15"><text:s text:c="4"/>- "{{ files_to_copy.files|default([]) }}"</text:p>
      <text:p text:style-name="P15"/>
      <text:p text:style-name="P15">- name: Backup Directory - Backup Files Task - Capture the actual OS user name</text:p>
      <text:p text:style-name="P15"><text:s text:c="2"/>shell: /usr/bin/whoami</text:p>
      <text:p text:style-name="P15"><text:s text:c="2"/>register: whoami_output</text:p>
      <text:p text:style-name="P15"/>
      <text:p text:style-name="P15">- name: Backup Directory - Backup Files Task - Display the OS user name</text:p>
      <text:p text:style-name="P15"><text:s text:c="2"/>debug:</text:p>
      <text:p text:style-name="P15"><text:s text:c="4"/>var: whoami_output.stdout_lines</text:p>
      <text:p text:style-name="P15"><text:s text:c="2"/>when:</text:p>
      <text:p text:style-name="P15"><text:s text:c="4"/>- whoami_output.stdout_lines is defined</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3957in" fo:margin-right="0.354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2:36:00.771000000</meta:creation-date>
    <dc:date>2016-11-14T18:04:28.353000000</dc:date>
    <meta:editing-duration>PT7M16S</meta:editing-duration>
    <meta:editing-cycles>1</meta:editing-cycles>
    <meta:document-statistic meta:table-count="0" meta:image-count="0" meta:object-count="0" meta:page-count="14" meta:paragraph-count="504" meta:word-count="2494" meta:character-count="15265" meta:non-whitespace-character-count="12246"/>
    <meta:generator>LibreOffice/5.2.3.3$Windows_x86 LibreOffice_project/d54a8868f08a7b39642414cf2c8ef2f228f780cf</meta:generator>
  </office:meta>
</office:document-meta>
</file>